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style="italic"/>
    </style:style>
    <style:style style:name="P3" style:family="paragraph" style:parent-style-name="Text_20_body">
      <style:text-properties fo:font-size="10pt"/>
    </style:style>
    <style:style style:name="P4" style:family="paragraph" style:parent-style-name="Heading_20_1" style:master-page-name="HTML">
      <style:paragraph-properties style:page-number="auto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иказ Министра обороны Российской Федерации от 24 сентября 2004 г. N 275 г. Москва "Об утверждении Федеральных авиационных правил производства полетов государственной авиации"</text:p>
      <text:h text:style-name="Heading_20_3" text:outline-level="3">Федеральные авиационные правила производства полетов государственной авиации</text:h>
      <text:p text:style-name="Text_20_body">Утверждение Федеральных авиационных правил производства полетов государственной авиации</text:p>
      <text:p text:style-name="Text_20_body">Дата подписания: 24.09.2004</text:p>
      <text:p text:style-name="Text_20_body">Дата публикации: 21.12.2004 00:00</text:p>
      <text:p text:style-name="P1">Зарегистрирован в Минюсте РФ 10 ноября 2004 г.</text:p>
      <text:p text:style-name="P1">Регистрационный N 6110</text:p>
      <text:p text:style-name="Text_20_body">В соответствии с постановлением Правительства Российской Федерации от 27 марта 1998 г. N 360 "О федеральных правилах использования воздушного пространства и федеральных авиационных правилах" (Собрание законодательства Российской Федерации, 1998, N 14, ст. 1593; 2000, N 17, ст. 1875) <text:span text:style-name="T1">приказываю</text:span>:</text:p>
      <text:p text:style-name="Text_20_body">Утвердить и ввести в действие с 1 января 2005 г. прилагаемые Федеральные авиационные правила производства полетов государственной авиации*.</text:p>
      <text:p text:style-name="P1">Министр </text:p>
      <text:p text:style-name="P1">обороны Российской Федерации</text:p>
      <text:p text:style-name="P1">С. Иванов</text:p>
      <text:p text:style-name="Text_20_body">________________</text:p>
      <text:p text:style-name="P2">* Опубликованы в "Бюллетене нормативных актов федеральных органов исполнительной власти" N 47 от 22 ноября 2004 г.</text:p>
      <text:p text:style-name="P3">Материал опубликован по адресу: http://www.rg.ru/2004/12/21/aviacia-dok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3902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каз Министра обороны Российской Федерации от 24 сентября 2004 г. N 275 г. Москва "Об утверждении Федеральных авиационных правил производства полетов государственной авиации"</dc:title>
    <dc:date>2012-08-03T01:44:49</dc:date>
    <meta:document-statistic meta:table-count="0" meta:image-count="0" meta:object-count="0" meta:page-count="1" meta:paragraph-count="15" meta:word-count="142" meta:character-count="1152" meta:non-whitespace-character-count="1024"/>
    <meta:generator>LibreOffice/3.5$Linux_X86_64 LibreOffice_project/350m1$Build-2</meta:generator>
  </office:meta>
</office:document-meta>
</file>